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1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121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68e76"/>
      <style:text-properties fo:font-size="12pt" style:font-size-asian="12pt" style:font-size-complex="12pt"/>
    </style:style>
    <style:style style:name="ce17" style:family="table-cell" style:parent-style-name="Default" style:data-style-name="N11">
      <style:table-cell-properties fo:background-color="#f68e76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1">
      <style:table-cell-properties fo:background-color="#f68e76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68e76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68e76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2e0a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1">
      <style:table-cell-properties fo:background-color="#c2e0a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2e0ae"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c2e0ae"/>
      <style:text-properties fo:color="#c2e0ae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685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1">
      <style:table-cell-properties fo:background-color="#fff685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 source" table:style-name="ta1">
        <table:shapes>
          <draw:frame draw:z-index="0" draw:style-name="gr1" draw:text-style-name="P1" svg:width="638.48pt" svg:height="494.39pt" svg:x="26.36pt" svg:y="384.18pt">
            <draw:object draw:notify-on-update-of-ranges="'open source'.C19:'open source'.C24 'open source'.D19:'open source'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18" table:default-cell-style-name="ce2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Energy calibration</text:p>
          </table:table-cell>
          <table:table-cell table:style-name="Default"/>
          <table:table-cell table:number-columns-repeated="1022"/>
        </table:table-row>
        <table:table-row table:style-name="ro2">
          <table:table-cell table:number-columns-repeated="3"/>
          <table:table-cell table:style-name="ce7" office:value-type="string" calcext:value-type="string">
            <text:p>Theoretical CE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89 ADC</text:p>
          </table:table-cell>
          <table:table-cell table:style-name="ce1" office:value-type="string" calcext:value-type="string">
            <text:p>50 ADC</text:p>
          </table:table-cell>
          <table:table-cell table:style-name="ce7" office:value-type="string" calcext:value-type="string">
            <text:p>[MeVee]</text:p>
          </table:table-cell>
          <table:table-cell table:style-name="ce1" office:value-type="string" calcext:value-type="string">
            <text:p>Efoton [MeV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destal</text:p>
          </table:table-cell>
          <table:table-cell table:style-name="ce9" office:value-type="float" office:value="66.1028" calcext:value-type="float">
            <text:p>66.1028</text:p>
          </table:table-cell>
          <table:table-cell office:value-type="float" office:value="66.1028" calcext:value-type="float">
            <text:p>66.1028</text:p>
          </table:table-cell>
          <table:table-cell table:number-columns-repeated="2" table:style-name="ce6" office:value-type="float" office:value="0" calcext:value-type="float">
            <text:p>0.0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-22</text:p>
          </table:table-cell>
          <table:table-cell table:style-name="ce10" office:value-type="float" office:value="487.7801" calcext:value-type="float">
            <text:p>487.7801</text:p>
          </table:table-cell>
          <table:table-cell table:style-name="ce6"/>
          <table:table-cell office:value-type="float" office:value="0.3407" calcext:value-type="float">
            <text:p>0.3407</text:p>
          </table:table-cell>
          <table:table-cell office:value-type="float" office:value="0.511" calcext:value-type="float">
            <text:p>0.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s-137</text:p>
          </table:table-cell>
          <table:table-cell table:style-name="ce10" office:value-type="float" office:value="487.794" calcext:value-type="float">
            <text:p>487.7940</text:p>
          </table:table-cell>
          <table:table-cell/>
          <table:table-cell table:style-name="ce6" office:value-type="float" office:value="0.4774" calcext:value-type="float">
            <text:p>0.4774</text:p>
          </table:table-cell>
          <table:table-cell table:style-name="ce6" office:value-type="float" office:value="0.6617" calcext:value-type="float">
            <text:p>0.66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a-22</text:p>
          </table:table-cell>
          <table:table-cell table:style-name="ce6" office:value-type="float" office:value="1041.3204" calcext:value-type="float">
            <text:p>1041.3204</text:p>
          </table:table-cell>
          <table:table-cell table:style-name="ce6" office:value-type="float" office:value="1187.2149" calcext:value-type="float">
            <text:p>1187.2149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2746" calcext:value-type="float">
            <text:p>1.27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-60</text:p>
          </table:table-cell>
          <table:table-cell table:style-name="ce6" office:value-type="float" office:value="993.1664" calcext:value-type="float">
            <text:p>993.1664</text:p>
          </table:table-cell>
          <table:table-cell office:value-type="float" office:value="1172.9996" calcext:value-type="float">
            <text:p>1172.9996</text:p>
          </table:table-cell>
          <table:table-cell table:style-name="ce6" office:value-type="float" office:value="1.1181" calcext:value-type="float">
            <text:p>1.1181</text:p>
          </table:table-cell>
          <table:table-cell table:style-name="ce6" office:value-type="float" office:value="1.3325" calcext:value-type="float">
            <text:p>1.3325</text:p>
          </table:table-cell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 table:number-rows-repeated="5">
          <table:table-cell/>
          <table:table-cell table:style-name="ce6" table:number-columns-repeated="2"/>
          <table:table-cell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style-name="ce19" office:value-type="string" calcext:value-type="string">
            <text:p>Compton edge and error</text:p>
          </table:table-cell>
          <table:table-cell table:style-name="ce16"/>
          <table:table-cell table:style-name="ce21"/>
          <table:table-cell table:style-name="ce22"/>
          <table:table-cell table:style-name="ce24" office:value-type="string" calcext:value-type="string">
            <text:p>Gaussian Fit</text:p>
          </table:table-cell>
          <table:table-cell table:style-name="ce25" table:number-columns-repeated="2"/>
          <table:table-cell table:style-name="ce21"/>
          <table:table-cell table:number-columns-repeated="1012"/>
        </table:table-row>
        <table:table-row table:style-name="ro2">
          <table:table-cell table:style-name="Default"/>
          <table:table-cell table:style-name="ce7" office:value-type="string" calcext:value-type="string">
            <text:p>E_foton</text:p>
          </table:table-cell>
          <table:table-cell table:style-name="ce7" office:value-type="string" calcext:value-type="string">
            <text:p>CE [MeVee]</text:p>
          </table:table-cell>
          <table:table-cell table:style-name="ce17" office:value-type="percentage" office:value="0.89" calcext:value-type="percentage">
            <text:p>89.00%</text:p>
          </table:table-cell>
          <table:table-cell table:style-name="ce20" office:value-type="string" calcext:value-type="string">
            <text:p>Err +</text:p>
          </table:table-cell>
          <table:table-cell table:style-name="ce20" office:value-type="string" calcext:value-type="string">
            <text:p>Err -</text:p>
          </table:table-cell>
          <table:table-cell table:style-name="ce22" office:value-type="string" calcext:value-type="string">
            <text:p>Constant</text:p>
          </table:table-cell>
          <table:table-cell table:style-name="ce22" office:value-type="string" calcext:value-type="string">
            <text:p>Const_err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Mean_Err</text:p>
          </table:table-cell>
          <table:table-cell table:style-name="ce22" office:value-type="string" calcext:value-type="string">
            <text:p>Sigma</text:p>
          </table:table-cell>
          <table:table-cell table:style-name="ce22" office:value-type="string" calcext:value-type="string">
            <text:p>Sigma_err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Co-60</text:p>
          </table:table-cell>
          <table:table-cell table:style-name="ce15" office:value-type="float" office:value="1.3325" calcext:value-type="float">
            <text:p>1.3325</text:p>
          </table:table-cell>
          <table:table-cell table:style-name="ce15" office:value-type="float" office:value="1.1181" calcext:value-type="float">
            <text:p>1.1181</text:p>
          </table:table-cell>
          <table:table-cell table:style-name="ce18" office:value-type="float" office:value="997.21" calcext:value-type="float">
            <text:p>997.2100</text:p>
          </table:table-cell>
          <table:table-cell table:style-name="ce18" office:value-type="float" office:value="6.659" calcext:value-type="float">
            <text:p>6.6590</text:p>
          </table:table-cell>
          <table:table-cell table:style-name="ce18" office:value-type="float" office:value="6.394" calcext:value-type="float">
            <text:p>6.3940</text:p>
          </table:table-cell>
          <table:table-cell table:style-name="ce23" office:value-type="float" office:value="2.3649" calcext:value-type="float">
            <text:p>2.3649</text:p>
          </table:table-cell>
          <table:table-cell table:style-name="ce23" office:value-type="float" office:value="0.0112" calcext:value-type="float">
            <text:p>0.0112</text:p>
          </table:table-cell>
          <table:table-cell table:style-name="ce23" office:value-type="float" office:value="873.9825" calcext:value-type="float">
            <text:p>873.9825</text:p>
          </table:table-cell>
          <table:table-cell table:style-name="ce23" office:value-type="float" office:value="5.4989" calcext:value-type="float">
            <text:p>5.4989</text:p>
          </table:table-cell>
          <table:table-cell table:style-name="ce23" office:value-type="float" office:value="255.2501" calcext:value-type="float">
            <text:p>255.2501</text:p>
          </table:table-cell>
          <table:table-cell table:style-name="ce23" office:value-type="float" office:value="5.0521" calcext:value-type="float">
            <text:p>5.0521</text:p>
          </table:table-cell>
          <table:table-cell table:style-name="ce1"/>
          <table:table-cell table:number-columns-repeated="2"/>
          <table:table-cell table:style-name="ce37" table:number-columns-repeated="9"/>
          <table:table-cell table:style-name="ce38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 table:number-columns-repeated="2"/>
          <table:table-cell table:style-name="ce16" table:number-columns-repeated="3"/>
          <table:table-cell table:style-name="ce21" table:number-columns-repeated="6"/>
          <table:table-cell table:style-name="ce1"/>
          <table:table-cell/>
          <table:table-cell table:style-name="ce2"/>
          <table:table-cell table:style-name="ce16"/>
        </table:table-row>
        <table:table-row table:style-name="ro2">
          <table:table-cell table:style-name="ce1" office:value-type="string" calcext:value-type="string">
            <text:p>Na-22</text:p>
          </table:table-cell>
          <table:table-cell table:style-name="ce15" office:value-type="float" office:value="1.275" calcext:value-type="float">
            <text:p>1.2750</text:p>
          </table:table-cell>
          <table:table-cell table:style-name="ce15" office:value-type="float" office:value="1.0622" calcext:value-type="float">
            <text:p>1.0622</text:p>
          </table:table-cell>
          <table:table-cell table:style-name="ce18" office:value-type="float" office:value="1036.115" calcext:value-type="float">
            <text:p>1036.1150</text:p>
          </table:table-cell>
          <table:table-cell table:style-name="ce18" office:value-type="float" office:value="4.618" calcext:value-type="float">
            <text:p>4.6180</text:p>
          </table:table-cell>
          <table:table-cell table:style-name="ce18" office:value-type="float" office:value="4.466" calcext:value-type="float">
            <text:p>4.4660</text:p>
          </table:table-cell>
          <table:table-cell table:style-name="ce23" office:value-type="float" office:value="1.5213" calcext:value-type="float">
            <text:p>1.5213</text:p>
          </table:table-cell>
          <table:table-cell table:style-name="ce23" office:value-type="float" office:value="0.0089" calcext:value-type="float">
            <text:p>0.0089</text:p>
          </table:table-cell>
          <table:table-cell table:style-name="ce23" office:value-type="float" office:value="932.5838" calcext:value-type="float">
            <text:p>932.5838</text:p>
          </table:table-cell>
          <table:table-cell table:number-columns-repeated="2" table:style-name="ce23" office:value-type="float" office:value="214.4512" calcext:value-type="float">
            <text:p>214.4512</text:p>
          </table:table-cell>
          <table:table-cell table:style-name="ce23" office:value-type="float" office:value="2.1091" calcext:value-type="float">
            <text:p>2.1091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Na-22</text:p>
          </table:table-cell>
          <table:table-cell table:style-name="ce15" office:value-type="float" office:value="0.511" calcext:value-type="float">
            <text:p>0.5110</text:p>
          </table:table-cell>
          <table:table-cell table:style-name="ce15" office:value-type="float" office:value="0.3407" calcext:value-type="float">
            <text:p>0.3407</text:p>
          </table:table-cell>
          <table:table-cell table:style-name="ce18" office:value-type="float" office:value="491.472" calcext:value-type="float">
            <text:p>491.4720</text:p>
          </table:table-cell>
          <table:table-cell table:style-name="ce18" office:value-type="float" office:value="4.068" calcext:value-type="float">
            <text:p>4.0680</text:p>
          </table:table-cell>
          <table:table-cell table:style-name="ce18" office:value-type="float" office:value="3.82" calcext:value-type="float">
            <text:p>3.8200</text:p>
          </table:table-cell>
          <table:table-cell table:style-name="ce23" office:value-type="float" office:value="3.1593" calcext:value-type="float">
            <text:p>3.1593</text:p>
          </table:table-cell>
          <table:table-cell table:style-name="ce23" office:value-type="float" office:value="0.025" calcext:value-type="float">
            <text:p>0.0250</text:p>
          </table:table-cell>
          <table:table-cell table:style-name="ce23" office:value-type="float" office:value="442.15112" calcext:value-type="float">
            <text:p>442.1511</text:p>
          </table:table-cell>
          <table:table-cell table:style-name="ce23" office:value-type="float" office:value="2.8206" calcext:value-type="float">
            <text:p>2.8206</text:p>
          </table:table-cell>
          <table:table-cell table:style-name="ce23" office:value-type="float" office:value="102.1599" calcext:value-type="float">
            <text:p>102.1599</text:p>
          </table:table-cell>
          <table:table-cell table:style-name="ce23" office:value-type="float" office:value="4.5066" calcext:value-type="float">
            <text:p>4.5066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Cs-137</text:p>
          </table:table-cell>
          <table:table-cell table:style-name="ce15" office:value-type="float" office:value="0.6615" calcext:value-type="float">
            <text:p>0.6615</text:p>
          </table:table-cell>
          <table:table-cell table:style-name="ce15" office:value-type="float" office:value="0.4772" calcext:value-type="float">
            <text:p>0.4772</text:p>
          </table:table-cell>
          <table:table-cell table:style-name="ce18" office:value-type="float" office:value="480.278" calcext:value-type="float">
            <text:p>480.2780</text:p>
          </table:table-cell>
          <table:table-cell table:style-name="ce18" office:value-type="float" office:value="10.622" calcext:value-type="float">
            <text:p>10.6220</text:p>
          </table:table-cell>
          <table:table-cell table:style-name="ce18" office:value-type="float" office:value="11.113" calcext:value-type="float">
            <text:p>11.1130</text:p>
          </table:table-cell>
          <table:table-cell table:style-name="ce23" office:value-type="float" office:value="3.15" calcext:value-type="float">
            <text:p>3.1500</text:p>
          </table:table-cell>
          <table:table-cell table:style-name="ce23" office:value-type="float" office:value="0.1056" calcext:value-type="float">
            <text:p>0.1056</text:p>
          </table:table-cell>
          <table:table-cell table:style-name="ce23" office:value-type="float" office:value="442.0495" calcext:value-type="float">
            <text:p>442.0495</text:p>
          </table:table-cell>
          <table:table-cell table:style-name="ce23" office:value-type="float" office:value="8.82423" calcext:value-type="float">
            <text:p>8.8242</text:p>
          </table:table-cell>
          <table:table-cell table:style-name="ce23" office:value-type="float" office:value="79.1854" calcext:value-type="float">
            <text:p>79.1854</text:p>
          </table:table-cell>
          <table:table-cell table:style-name="ce23" office:value-type="float" office:value="5.6113" calcext:value-type="float">
            <text:p>5.6113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PuBe</text:p>
          </table:table-cell>
          <table:table-cell table:style-name="ce15" office:value-type="float" office:value="2.23" calcext:value-type="float">
            <text:p>2.2300</text:p>
          </table:table-cell>
          <table:table-cell table:style-name="ce6"/>
          <table:table-cell table:style-name="ce16" table:number-columns-repeated="3"/>
          <table:table-cell table:style-name="ce21" table:number-columns-repeated="6"/>
          <table:table-cell table:number-columns-repeated="1012"/>
        </table:table-row>
        <table:table-row table:style-name="ro2">
          <table:table-cell table:style-name="ce1" office:value-type="string" calcext:value-type="string">
            <text:p>PuBe</text:p>
          </table:table-cell>
          <table:table-cell table:style-name="ce15" office:value-type="float" office:value="4.439" calcext:value-type="float">
            <text:p>4.4390</text:p>
          </table:table-cell>
          <table:table-cell table:style-name="ce6"/>
          <table:table-cell table:style-name="ce16" table:number-columns-repeated="3"/>
          <table:table-cell table:style-name="ce21" table:number-columns-repeated="6"/>
          <table:table-cell table:number-columns-repeated="101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imator and shield" table:style-name="ta1">
        <table:shapes>
          <draw:frame draw:z-index="0" draw:style-name="gr1" draw:text-style-name="P1" svg:width="453.51pt" svg:height="255.09pt" svg:x="51.99pt" svg:y="177.96pt">
            <draw:object draw:notify-on-update-of-ranges="'collimator and shield'.C3:'collimator and shield'.C8 'collimator and shield'.D3:'collimator and shield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1"/>
        <table:table-column table:style-name="co4" table:default-cell-style-name="ce15"/>
        <table:table-column table:style-name="co3" table:default-cell-style-name="ce15"/>
        <table:table-column table:style-name="co4" table:number-columns-repeated="3" table:default-cell-style-name="ce18"/>
        <table:table-column table:style-name="co4" table:default-cell-style-name="ce42"/>
        <table:table-column table:style-name="co4" table:number-columns-repeated="6" table:default-cell-style-name="ce23"/>
        <table:table-row table:style-name="ro1">
          <table:table-cell table:style-name="ce2" table:number-columns-repeated="3"/>
          <table:table-cell table:style-name="ce16"/>
          <table:table-cell table:style-name="ce19" office:value-type="string" calcext:value-type="string">
            <text:p>Compton edge and error</text:p>
          </table:table-cell>
          <table:table-cell table:style-name="ce16"/>
          <table:table-cell table:style-name="ce41"/>
          <table:table-cell table:style-name="ce21"/>
          <table:table-cell table:style-name="ce22"/>
          <table:table-cell table:style-name="ce24" office:value-type="string" calcext:value-type="string">
            <text:p>Gaussian Fit</text:p>
          </table:table-cell>
          <table:table-cell table:style-name="ce25" table:number-columns-repeated="2"/>
          <table:table-cell table:style-name="ce21"/>
        </table:table-row>
        <table:table-row table:style-name="ro2">
          <table:table-cell table:style-name="Default"/>
          <table:table-cell table:style-name="ce7" office:value-type="string" calcext:value-type="string">
            <text:p>E_foton</text:p>
          </table:table-cell>
          <table:table-cell table:style-name="ce7" office:value-type="string" calcext:value-type="string">
            <text:p>CE [MeVee]</text:p>
          </table:table-cell>
          <table:table-cell table:style-name="ce17" office:value-type="percentage" office:value="0.89" calcext:value-type="percentage">
            <text:p>89.00%</text:p>
          </table:table-cell>
          <table:table-cell table:style-name="ce20" office:value-type="string" calcext:value-type="string">
            <text:p>Err +</text:p>
          </table:table-cell>
          <table:table-cell table:style-name="ce20" office:value-type="string" calcext:value-type="string">
            <text:p>Err -</text:p>
          </table:table-cell>
          <table:table-cell table:style-name="ce41" office:value-type="string" calcext:value-type="string">
            <text:p>Alt. Error</text:p>
          </table:table-cell>
          <table:table-cell table:style-name="ce22" office:value-type="string" calcext:value-type="string">
            <text:p>Constant</text:p>
          </table:table-cell>
          <table:table-cell table:style-name="ce22" office:value-type="string" calcext:value-type="string">
            <text:p>Const_err</text:p>
          </table:table-cell>
          <table:table-cell table:style-name="ce22" office:value-type="string" calcext:value-type="string">
            <text:p>Mean</text:p>
          </table:table-cell>
          <table:table-cell table:style-name="ce22" office:value-type="string" calcext:value-type="string">
            <text:p>Mean_Err</text:p>
          </table:table-cell>
          <table:table-cell table:style-name="ce22" office:value-type="string" calcext:value-type="string">
            <text:p>Sigma</text:p>
          </table:table-cell>
          <table:table-cell table:style-name="ce22" office:value-type="string" calcext:value-type="string">
            <text:p>Sigma_err</text:p>
          </table:table-cell>
        </table:table-row>
        <table:table-row table:style-name="ro2">
          <table:table-cell office:value-type="string" calcext:value-type="string">
            <text:p>Co-60</text:p>
          </table:table-cell>
          <table:table-cell office:value-type="float" office:value="1.3325" calcext:value-type="float">
            <text:p>1.3325</text:p>
          </table:table-cell>
          <table:table-cell office:value-type="float" office:value="1.1181" calcext:value-type="float">
            <text:p>1.1181</text:p>
          </table:table-cell>
          <table:table-cell office:value-type="float" office:value="895.366" calcext:value-type="float">
            <text:p>895.3660</text:p>
          </table:table-cell>
          <table:table-cell office:value-type="float" office:value="3.268" calcext:value-type="float">
            <text:p>3.2680</text:p>
          </table:table-cell>
          <table:table-cell office:value-type="float" office:value="3.184" calcext:value-type="float">
            <text:p>3.1840</text:p>
          </table:table-cell>
          <table:table-cell table:formula="of:=[.K3]+[.M3]*SQRT(-2*LN(0.89))" office:value-type="float" office:value="3.4084617780963" calcext:value-type="float">
            <text:p>3.4085</text:p>
          </table:table-cell>
          <table:table-cell office:value-type="float" office:value="6146.1543" calcext:value-type="float">
            <text:p>6146.1543</text:p>
          </table:table-cell>
          <table:table-cell office:value-type="float" office:value="26.3352" calcext:value-type="float">
            <text:p>26.3352</text:p>
          </table:table-cell>
          <table:table-cell office:value-type="float" office:value="801.3116" calcext:value-type="float">
            <text:p>801.3116</text:p>
          </table:table-cell>
          <table:table-cell office:value-type="float" office:value="2.599" calcext:value-type="float">
            <text:p>2.5990</text:p>
          </table:table-cell>
          <table:table-cell office:value-type="float" office:value="194.8217" calcext:value-type="float">
            <text:p>194.8217</text:p>
          </table:table-cell>
          <table:table-cell office:value-type="float" office:value="1.6767" calcext:value-type="float">
            <text:p>1.6767</text:p>
          </table:table-cell>
        </table:table-row>
        <table:table-row table:style-name="ro2">
          <table:table-cell office:value-type="string" calcext:value-type="string">
            <text:p>Na-22</text:p>
          </table:table-cell>
          <table:table-cell office:value-type="float" office:value="1.275" calcext:value-type="float">
            <text:p>1.2750</text:p>
          </table:table-cell>
          <table:table-cell office:value-type="float" office:value="1.0622" calcext:value-type="float">
            <text:p>1.0622</text:p>
          </table:table-cell>
          <table:table-cell office:value-type="float" office:value="1013.6474" calcext:value-type="float">
            <text:p>1013.6474</text:p>
          </table:table-cell>
          <table:table-cell office:value-type="float" office:value="2.256" calcext:value-type="float">
            <text:p>2.2560</text:p>
          </table:table-cell>
          <table:table-cell office:value-type="float" office:value="2.211" calcext:value-type="float">
            <text:p>2.2110</text:p>
          </table:table-cell>
          <table:table-cell table:formula="of:=[.K4]+[.M4]*SQRT(-2*LN(0.89))" office:value-type="float" office:value="2.35580697394143" calcext:value-type="float">
            <text:p>2.3558</text:p>
          </table:table-cell>
          <table:table-cell office:value-type="float" office:value="1138.93" calcext:value-type="float">
            <text:p>1138.9300</text:p>
          </table:table-cell>
          <table:table-cell office:value-type="float" office:value="3.8147" calcext:value-type="float">
            <text:p>3.8147</text:p>
          </table:table-cell>
          <table:table-cell office:value-type="float" office:value="961.0138" calcext:value-type="float">
            <text:p>961.0138</text:p>
          </table:table-cell>
          <table:table-cell office:value-type="float" office:value="1.8054" calcext:value-type="float">
            <text:p>1.8054</text:p>
          </table:table-cell>
          <table:table-cell office:value-type="float" office:value="171.8541" calcext:value-type="float">
            <text:p>171.8541</text:p>
          </table:table-cell>
          <table:table-cell office:value-type="float" office:value="1.1401" calcext:value-type="float">
            <text:p>1.1401</text:p>
          </table:table-cell>
        </table:table-row>
        <table:table-row table:style-name="ro2">
          <table:table-cell office:value-type="string" calcext:value-type="string">
            <text:p>Na-22</text:p>
          </table:table-cell>
          <table:table-cell office:value-type="float" office:value="0.511" calcext:value-type="float">
            <text:p>0.5110</text:p>
          </table:table-cell>
          <table:table-cell office:value-type="float" office:value="0.3407" calcext:value-type="float">
            <text:p>0.3407</text:p>
          </table:table-cell>
          <table:table-cell office:value-type="float" office:value="741.67" calcext:value-type="float">
            <text:p>741.6700</text:p>
          </table:table-cell>
          <table:table-cell office:value-type="float" office:value="26.196" calcext:value-type="float">
            <text:p>26.1960</text:p>
          </table:table-cell>
          <table:table-cell office:value-type="float" office:value="22.109" calcext:value-type="float">
            <text:p>22.1090</text:p>
          </table:table-cell>
          <table:table-cell table:formula="of:=[.K5]+[.M5]*SQRT(-2*LN(0.89))" office:value-type="float" office:value="32.0798432536956" calcext:value-type="float">
            <text:p>32.0798</text:p>
          </table:table-cell>
          <table:table-cell office:value-type="float" office:value="1816.8394" calcext:value-type="float">
            <text:p>1816.8394</text:p>
          </table:table-cell>
          <table:table-cell office:value-type="float" office:value="21.0023" calcext:value-type="float">
            <text:p>21.0023</text:p>
          </table:table-cell>
          <table:table-cell office:value-type="float" office:value="630" calcext:value-type="float">
            <text:p>630.0000</text:p>
          </table:table-cell>
          <table:table-cell office:value-type="float" office:value="18.8694" calcext:value-type="float">
            <text:p>18.8694</text:p>
          </table:table-cell>
          <table:table-cell office:value-type="float" office:value="231.3245" calcext:value-type="float">
            <text:p>231.3245</text:p>
          </table:table-cell>
          <table:table-cell office:value-type="float" office:value="27.3638" calcext:value-type="float">
            <text:p>27.3638</text:p>
          </table:table-cell>
        </table:table-row>
        <table:table-row table:style-name="ro2">
          <table:table-cell office:value-type="string" calcext:value-type="string">
            <text:p>Cs-137</text:p>
          </table:table-cell>
          <table:table-cell office:value-type="float" office:value="0.6615" calcext:value-type="float">
            <text:p>0.6615</text:p>
          </table:table-cell>
          <table:table-cell office:value-type="float" office:value="0.4772" calcext:value-type="float">
            <text:p>0.4772</text:p>
          </table:table-cell>
          <table:table-cell office:value-type="float" office:value="614.132" calcext:value-type="float">
            <text:p>614.1320</text:p>
          </table:table-cell>
          <table:table-cell office:value-type="float" office:value="4.591" calcext:value-type="float">
            <text:p>4.5910</text:p>
          </table:table-cell>
          <table:table-cell office:value-type="float" office:value="4.159" calcext:value-type="float">
            <text:p>4.1590</text:p>
          </table:table-cell>
          <table:table-cell table:formula="of:=[.K6]+[.M6]*SQRT(-2*LN(0.89))" office:value-type="float" office:value="5.40546495332961" calcext:value-type="float">
            <text:p>5.4055</text:p>
          </table:table-cell>
          <table:table-cell office:value-type="float" office:value="2219.6459" calcext:value-type="float">
            <text:p>2219.6459</text:p>
          </table:table-cell>
          <table:table-cell office:value-type="float" office:value="23.8924" calcext:value-type="float">
            <text:p>23.8924</text:p>
          </table:table-cell>
          <table:table-cell office:value-type="float" office:value="580" calcext:value-type="float">
            <text:p>580.0000</text:p>
          </table:table-cell>
          <table:table-cell office:value-type="float" office:value="3.649" calcext:value-type="float">
            <text:p>3.6490</text:p>
          </table:table-cell>
          <table:table-cell office:value-type="float" office:value="70.6999" calcext:value-type="float">
            <text:p>70.6999</text:p>
          </table:table-cell>
          <table:table-cell office:value-type="float" office:value="3.6383" calcext:value-type="float">
            <text:p>3.6383</text:p>
          </table:table-cell>
        </table:table-row>
        <table:table-row table:style-name="ro2">
          <table:table-cell office:value-type="string" calcext:value-type="string">
            <text:p>PuBe</text:p>
          </table:table-cell>
          <table:table-cell office:value-type="float" office:value="2.23" calcext:value-type="float">
            <text:p>2.2300</text:p>
          </table:table-cell>
          <table:table-cell office:value-type="float" office:value="2.0008" calcext:value-type="float">
            <text:p>2.0008</text:p>
          </table:table-cell>
          <table:table-cell office:value-type="float" office:value="1196.573" calcext:value-type="float">
            <text:p>1196.5730</text:p>
          </table:table-cell>
          <table:table-cell office:value-type="float" office:value="29.127" calcext:value-type="float">
            <text:p>29.1270</text:p>
          </table:table-cell>
          <table:table-cell office:value-type="float" office:value="26.597" calcext:value-type="float">
            <text:p>26.5970</text:p>
          </table:table-cell>
          <table:table-cell table:formula="of:=[.K7]+[.M7]*SQRT(-2*LN(0.89))" office:value-type="float" office:value="38.3880662450307" calcext:value-type="float">
            <text:p>38.3881</text:p>
          </table:table-cell>
          <table:table-cell office:value-type="float" office:value="3442.3521" calcext:value-type="float">
            <text:p>3442.3521</text:p>
          </table:table-cell>
          <table:table-cell office:value-type="float" office:value="17.366" calcext:value-type="float">
            <text:p>17.3660</text:p>
          </table:table-cell>
          <table:table-cell office:value-type="float" office:value="960" calcext:value-type="float">
            <text:p>960.0000</text:p>
          </table:table-cell>
          <table:table-cell office:value-type="float" office:value="20.7076" calcext:value-type="float">
            <text:p>20.7076</text:p>
          </table:table-cell>
          <table:table-cell office:value-type="float" office:value="490.0313" calcext:value-type="float">
            <text:p>490.0313</text:p>
          </table:table-cell>
          <table:table-cell office:value-type="float" office:value="36.6229" calcext:value-type="float">
            <text:p>36.6229</text:p>
          </table:table-cell>
        </table:table-row>
        <table:table-row table:style-name="ro2">
          <table:table-cell office:value-type="string" calcext:value-type="string">
            <text:p>PuBe</text:p>
          </table:table-cell>
          <table:table-cell office:value-type="float" office:value="4.439" calcext:value-type="float">
            <text:p>4.4390</text:p>
          </table:table-cell>
          <table:table-cell office:value-type="float" office:value="4.1974" calcext:value-type="float">
            <text:p>4.1974</text:p>
          </table:table-cell>
          <table:table-cell office:value-type="float" office:value="1448.801" calcext:value-type="float">
            <text:p>1448.8010</text:p>
          </table:table-cell>
          <table:table-cell office:value-type="float" office:value="9.035" calcext:value-type="float">
            <text:p>9.0350</text:p>
          </table:table-cell>
          <table:table-cell office:value-type="float" office:value="8.87" calcext:value-type="float">
            <text:p>8.8700</text:p>
          </table:table-cell>
          <table:table-cell table:formula="of:=[.K8]+[.M8]*SQRT(-2*LN(0.89))" office:value-type="float" office:value="8.68751904011097" calcext:value-type="float">
            <text:p>8.6875</text:p>
          </table:table-cell>
          <table:table-cell office:value-type="float" office:value="2896.9025" calcext:value-type="float">
            <text:p>2896.9025</text:p>
          </table:table-cell>
          <table:table-cell office:value-type="float" office:value="9.9423" calcext:value-type="float">
            <text:p>9.9423</text:p>
          </table:table-cell>
          <table:table-cell office:value-type="float" office:value="1077.2076" calcext:value-type="float">
            <text:p>1077.2076</text:p>
          </table:table-cell>
          <table:table-cell office:value-type="float" office:value="6.8373" calcext:value-type="float">
            <text:p>6.8373</text:p>
          </table:table-cell>
          <table:table-cell office:value-type="float" office:value="769.7087" calcext:value-type="float">
            <text:p>769.7087</text:p>
          </table:table-cell>
          <table:table-cell office:value-type="float" office:value="3.8325" calcext:value-type="float">
            <text:p>3.8325</text:p>
          </table:table-cell>
        </table:table-row>
        <table:table-row table:style-name="ro2">
          <table:table-cell table:style-name="ce2" table:number-columns-repeated="13"/>
        </table:table-row>
        <table:table-row table:style-name="ro2">
          <table:table-cell table:style-name="ce2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5:12:00.774678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56:38.065705027</meta:creation-date>
    <dc:date>2019-04-02T16:15:55.220064931</dc:date>
    <meta:editing-duration>P1DT3H50M57S</meta:editing-duration>
    <meta:editing-cycles>81</meta:editing-cycles>
    <meta:generator>LibreOffice/6.0.7.3$Linux_X86_64 LibreOffice_project/00m0$Build-3</meta:generator>
    <meta:document-statistic meta:table-count="2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25cm" svg:height="17.442cm" xlink:href=".." xlink:type="simple" chart:class="chart:scatter" chart:style-name="ch1">
        <chart:title svg:x="8.096cm" svg:y="0.484cm" chart:style-name="ch2">
          <text:p>Calibration plot NE213 89% CE</text:p>
        </chart:title>
        <chart:legend chart:legend-position="end" svg:x="18.429cm" svg:y="8.173cm" style:legend-expansion="high" chart:style-name="ch3"/>
        <chart:plot-area chart:style-name="ch4" table:cell-range-address="'open source'.C19:'open source'.D24" svg:x="1.461cm" svg:y="1.611cm" svg:width="16.518cm" svg:height="14.502cm">
          <chartooo:coordinate-region svg:x="3.114cm" svg:y="1.81cm" svg:width="14.161cm" svg:height="13.656cm"/>
          <chart:axis chart:dimension="x" chart:name="primary-x" chart:style-name="ch5">
            <chart:title svg:x="8.538cm" svg:y="16.461cm" chart:style-name="ch6">
              <text:p>ADC [arb. units]</text:p>
            </chart:title>
          </chart:axis>
          <chart:axis chart:dimension="y" chart:name="primary-y" chart:style-name="ch5">
            <chart:title svg:x="0.451cm" svg:y="9.435cm" chart:style-name="ch7">
              <text:p>MeVee</text:p>
            </chart:title>
            <chart:grid chart:style-name="ch8" chart:class="major"/>
          </chart:axis>
          <chart:series chart:style-name="ch9" chart:values-cell-range-address="'open source'.D19:'open source'.D24" chart:class="chart:scatter">
            <chart:domain table:cell-range-address="'open source'.C19:'open source'.C24"/>
            <chart:regression-curve chart:style-name="ch10">
              <chart:equation chart:display-equation="true" chart:display-r-square="false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81">
                <text:p>1.1181</text:p>
                <draw:g>
                  <svg:desc>'open source'.C19:'open source'.C24</svg:desc>
                </draw:g>
              </table:table-cell>
              <table:table-cell office:value-type="float" office:value="997.21">
                <text:p>997.21</text:p>
                <draw:g>
                  <svg:desc>'open source'.D19:'open source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22">
                <text:p>1.0622</text:p>
              </table:table-cell>
              <table:table-cell office:value-type="float" office:value="1036.115">
                <text:p>1036.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">
                <text:p>0.3407</text:p>
              </table:table-cell>
              <table:table-cell office:value-type="float" office:value="491.472">
                <text:p>491.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2">
                <text:p>0.4772</text:p>
              </table:table-cell>
              <table:table-cell office:value-type="float" office:value="480.278">
                <text:p>480.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collimator and shield'.C3:'collimator and shield'.D8" svg:x="0.32cm" svg:y="0.18cm" svg:width="11.264cm" svg:height="8.64cm">
          <chartooo:coordinate-region svg:x="1.973cm" svg:y="0.379cm" svg:width="8.9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llimator and shield'.D3:'collimator and shield'.D8" chart:class="chart:scatter">
            <chart:domain table:cell-range-address="'collimator and shield'.C3:'collimator and shield'.C8"/>
            <chart:regression-curve chart:style-name="ch7">
              <chart:equation chart:display-equation="true" chart:display-r-square="false" svg:x="2.235cm" svg:y="7.09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181">
                <text:p>1.1181</text:p>
                <draw:g>
                  <svg:desc>'collimator and shield'.C3:'collimator and shield'.C8</svg:desc>
                </draw:g>
              </table:table-cell>
              <table:table-cell office:value-type="float" office:value="895.366">
                <text:p>895.366</text:p>
                <draw:g>
                  <svg:desc>'collimator and shield'.D3:'collimator and shield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622">
                <text:p>1.0622</text:p>
              </table:table-cell>
              <table:table-cell office:value-type="float" office:value="1013.6474">
                <text:p>1013.6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7">
                <text:p>0.3407</text:p>
              </table:table-cell>
              <table:table-cell office:value-type="float" office:value="741.67">
                <text:p>74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2">
                <text:p>0.4772</text:p>
              </table:table-cell>
              <table:table-cell office:value-type="float" office:value="614.132">
                <text:p>614.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08">
                <text:p>2.0008</text:p>
              </table:table-cell>
              <table:table-cell office:value-type="float" office:value="1196.573">
                <text:p>1196.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974">
                <text:p>4.1974</text:p>
              </table:table-cell>
              <table:table-cell office:value-type="float" office:value="1448.801">
                <text:p>1448.8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